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Ari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>
      <style:text-properties style:font-name="Arial"/>
    </style:style>
    <style:style style:name="P9" style:family="paragraph" style:parent-style-name="Text_20_body" style:list-style-name="L2">
      <style:text-properties style:font-name="Arial"/>
    </style:style>
    <style:style style:name="P10" style:family="paragraph" style:parent-style-name="Text_20_body" style:list-style-name="L5">
      <style:text-properties style:font-name="Arial"/>
    </style:style>
    <style:style style:name="P11" style:family="paragraph" style:parent-style-name="Text_20_body" style:list-style-name="L6">
      <style:text-properties style:font-name="Arial"/>
    </style:style>
    <style:style style:name="P12" style:family="paragraph" style:parent-style-name="Text_20_body" style:list-style-name="L7">
      <style:text-properties style:font-name="Arial"/>
    </style:style>
    <style:style style:name="P13" style:family="paragraph" style:parent-style-name="Text_20_body">
      <style:text-properties style:font-name="Arial" officeooo:paragraph-rsid="001858dd"/>
    </style:style>
    <style:style style:name="P14" style:family="paragraph" style:parent-style-name="Heading_20_2">
      <style:text-properties fo:color="#000000" style:font-name="Arial"/>
    </style:style>
    <style:style style:name="T1" style:family="text">
      <style:text-properties fo:color="#1155cc"/>
    </style:style>
    <style:style style:name="T2" style:family="text">
      <style:text-properties fo:color="#1155cc" style:font-name="Arial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style:font-name="Arial"/>
    </style:style>
    <style:style style:name="T6" style:family="text">
      <style:text-properties officeooo:rsid="001858d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Using Confluence Cloud s</text:span>ecur<text:span text:style-name="T6">ely</text:span></text:h>
      <text:p text:style-name="P13"><text:span text:style-name="T6">Government staff are responsible for checking the applications they use are secure. This guidance will help you use Confluence Cloud to collaborate securely with colleagues.</text:span></text:p>
      <text:p text:style-name="P8">Confluence Cloud is a collaboration application for creating, organising, and discuss work in a team. You can use it to create and manage content, comment and suggest changes.</text:p>
      <text:h text:style-name="P14" text:outline-level="2">Securing your account</text:h>
      <text:p text:style-name="P1">Secure your Confluence Cloud account by using:</text:p>
      <text:list xml:id="list1455803766649337474" text:style-name="L1">
        <text:list-item>
          <text:p text:style-name="P2"><text:span text:style-name="T5">a password made up of </text:span><text:a xlink:type="simple" xlink:href="https://www.ncsc.gov.uk/blog-post/three-random-words-or-thinkrandom-0" text:style-name="Internet_20_link" text:visited-style-name="Visited_20_Internet_20_Link"><text:span text:style-name="T2">3 random words</text:span></text:a></text:p>
        </text:list-item>
        <text:list-item>
          <text:p text:style-name="P2"><text:span text:style-name="T5">a secure (HTTPS) connection and a</text:span><text:a xlink:type="simple" xlink:href="https://whatbrowser.org/" text:style-name="Internet_20_link" text:visited-style-name="Visited_20_Internet_20_Link"><text:span text:style-name="T4"> </text:span></text:a><text:a xlink:type="simple" xlink:href="https://whatbrowser.org/" text:style-name="Internet_20_link" text:visited-style-name="Visited_20_Internet_20_Link"><text:span text:style-name="T2">modern browser</text:span></text:a><text:span text:style-name="T5"> or Confluence </text:span><text:a xlink:type="simple" xlink:href="https://www.atlassian.com/software/confluence/mobile-app" text:style-name="Internet_20_link" text:visited-style-name="Visited_20_Internet_20_Link"><text:span text:style-name="T5">mobile app</text:span></text:a></text:p>
        </text:list-item>
      </text:list>
      <text:p text:style-name="Text_20_body"><text:span text:style-name="T4">If you have a corporate Google (G Suite) account use this to log in to Confluence, and </text:span><text:a xlink:type="simple" xlink:href="https://www.google.com/landing/2step/" text:style-name="Internet_20_link" text:visited-style-name="Visited_20_Internet_20_Link"><text:span text:style-name="T2">enable two factor authentication</text:span></text:a><text:span text:style-name="T4"> on that account.</text:span></text:p>
      <text:p text:style-name="P1">Tell your Confluence administrator if you:</text:p>
      <text:list xml:id="list2931161470734306905" text:style-name="L2">
        <text:list-item>
          <text:p text:style-name="P9">think someone may have accessed your account</text:p>
        </text:list-item>
        <text:list-item>
          <text:p text:style-name="P3"><text:span text:style-name="T5">lose a device that can access your Confluence account (you should also </text:span><text:a xlink:type="simple" xlink:href="https://confluence.atlassian.com/confcloud/change-your-password-724765385.html" text:style-name="Internet_20_link" text:visited-style-name="Visited_20_Internet_20_Link"><text:span text:style-name="T2">reset your password</text:span></text:a><text:span text:style-name="T5">)</text:span></text:p>
        </text:list-item>
      </text:list>
      <text:p text:style-name="Text_20_body"><text:span text:style-name="T4">You can also </text:span><text:a xlink:type="simple" xlink:href="https://confluence.atlassian.com/confcloud/view-and-revoke-oauth-access-tokens-724765409.html" text:style-name="Internet_20_link" text:visited-style-name="Visited_20_Internet_20_Link">revoke OAuth access</text:a><text:span text:style-name="T4"> if you've enabled it.</text:span></text:p>
      <text:h text:style-name="P14" text:outline-level="2">Protecting your data</text:h>
      <text:p text:style-name="P1">To protect your data when using Confluence, make sure you:</text:p>
      <text:list xml:id="list8493591567513727044" text:style-name="L3">
        <text:list-item>
          <text:p text:style-name="P4"><text:span text:style-name="T5">don't use Confluence to store</text:span><text:a xlink:type="simple" xlink:href="https://ico.org.uk/for-organisations/guide-to-data-protection/key-definitions/" text:style-name="Internet_20_link" text:visited-style-name="Visited_20_Internet_20_Link"><text:span text:style-name="T4"> </text:span></text:a><text:a xlink:type="simple" xlink:href="https://ico.org.uk/for-organisations/guide-to-data-protection/key-definitions/" text:style-name="Internet_20_link" text:visited-style-name="Visited_20_Internet_20_Link"><text:span text:style-name="T2">sensitive, personal</text:span></text:a><text:span text:style-name="T5">, or other high value data (like commercial or financial information) that could cause harm or embarrassment if lost or exposed</text:span></text:p>
        </text:list-item>
        <text:list-item>
          <text:p text:style-name="P4"><text:a xlink:type="simple" xlink:href="https://confluence.atlassian.com/confcloud/permissions-and-restrictions-724765432.html" text:style-name="Internet_20_link" text:visited-style-name="Visited_20_Internet_20_Link"><text:span text:style-name="T5">restrict access to pages and spaces</text:span></text:a><text:span text:style-name="T5"> when you need to control access</text:span></text:p>
        </text:list-item>
      </text:list>
      <text:p text:style-name="P1">When using Confluence, you should also be aware that content, including archived or private content, can be:</text:p>
      <text:list xml:id="list4508712332201270664" text:style-name="L4">
        <text:list-item>
          <text:p text:style-name="P5"><text:span text:style-name="T5">disclosed publicly under the</text:span><text:a xlink:type="simple" xlink:href="https://ico.org.uk/for-organisations/guide-to-freedom-of-information/what-is-the-foi-act/" text:style-name="Internet_20_link" text:visited-style-name="Visited_20_Internet_20_Link"><text:span text:style-name="T4"> </text:span></text:a><text:a xlink:type="simple" xlink:href="https://ico.org.uk/for-organisations/guide-to-freedom-of-information/what-is-the-foi-act/" text:style-name="Internet_20_link" text:visited-style-name="Visited_20_Internet_20_Link"><text:span text:style-name="T2">Freedom of Information Act</text:span></text:a></text:p>
        </text:list-item>
        <text:list-item>
          <text:p text:style-name="P5"><text:a xlink:type="simple" xlink:href="https://confluence.atlassian.com/confcloud/create-a-site-backup-724765526.html" text:style-name="Internet_20_link" text:visited-style-name="Visited_20_Internet_20_Link"><text:span text:style-name="T2">backed up and viewed</text:span></text:a><text:span text:style-name="T5"> by administrators in Confluence accounts, including content not shared with them</text:span></text:p>
        </text:list-item>
        <text:list-item>
          <text:p text:style-name="P5"><text:a xlink:type="simple" xlink:href="https://www.atlassian.com/legal/privacy-policy" text:style-name="Internet_20_link" text:visited-style-name="Visited_20_Internet_20_Link"><text:span text:style-name="T2">subject to legal requests to share data</text:span></text:a><text:span text:style-name="T5"> by courts, government agencies, or parties involved in litigation in the US</text:span></text:p>
        </text:list-item>
      </text:list>
      <text:p text:style-name="Text_20_body"><text:span text:style-name="T4">Atlassian - the company that runs Confluence - have signed up to the </text:span><text:a xlink:type="simple" xlink:href="https://www.atlassian.com/legal/privacy-policy" text:style-name="Internet_20_link" text:visited-style-name="Visited_20_Internet_20_Link"><text:span text:style-name="T2">EU-US Privacy Shield</text:span></text:a><text:span text:style-name="T4"> which requires them to follow European data protection requirements for personal </text:span><text:soft-page-break/><text:span text:style-name="T4">data for their European customers. </text:span><text:a xlink:type="simple" xlink:href="https://www.atlassian.com/legal/privacy-policy" text:style-name="Internet_20_link" text:visited-style-name="Visited_20_Internet_20_Link"><text:span text:style-name="T2">You own the data</text:span></text:a><text:span text:style-name="T4"> you put in Confluence, and their technical security is similar to other popular public cloud services.</text:span></text:p>
      <text:h text:style-name="P14" text:outline-level="2">Managing information</text:h>
      <text:p text:style-name="P1">You must record or summarise important work in a permanent record at regular intervals or at the end of a piece of work.</text:p>
      <text:p text:style-name="P1">Make sure you don’t lose content by:</text:p>
      <text:list xml:id="list4247937210057757202" text:style-name="L5">
        <text:list-item>
          <text:p text:style-name="P10">creating a permanent record of shared information at regular intervals or at the end of a piece of work</text:p>
        </text:list-item>
        <text:list-item>
          <text:p text:style-name="P10">using your document storage or email service to capture important discussions or decisions (name the data so it can be found later)</text:p>
        </text:list-item>
      </text:list>
      <text:p text:style-name="P1">You can export data from Confluence by:</text:p>
      <text:list xml:id="list6059851272325609215" text:style-name="L6">
        <text:list-item>
          <text:p text:style-name="P11">copying and pasting the text (while noting the date)</text:p>
        </text:list-item>
        <text:list-item>
          <text:p text:style-name="P6"><text:a xlink:type="simple" xlink:href="https://confluence.atlassian.com/confcloud/export-content-to-word-pdf-html-and-xml-724764824.html" text:style-name="Internet_20_link" text:visited-style-name="Visited_20_Internet_20_Link"><text:span text:style-name="T5">exporting documents to other formats</text:span></text:a></text:p>
        </text:list-item>
        <text:list-item>
          <text:p text:style-name="P6"><text:span text:style-name="T5">asking your administrator for </text:span><text:a xlink:type="simple" xlink:href="https://confluence.atlassian.com/confcloud/create-a-site-backup-724765526.html" text:style-name="Internet_20_link" text:visited-style-name="Visited_20_Internet_20_Link"><text:span text:style-name="T2">a backup</text:span></text:a></text:p>
        </text:list-item>
      </text:list>
      <text:h text:style-name="P14" text:outline-level="2">Getting started</text:h>
      <text:p text:style-name="P1">Ensure your account looks official and similar to other government Confluence accounts by:</text:p>
      <text:list xml:id="list589825697335771940" text:style-name="L7">
        <text:list-item>
          <text:p text:style-name="P12">setting your @mention name to FirstLastORGANISATION (for example AlexBlackMOJ)</text:p>
        </text:list-item>
        <text:list-item>
          <text:p text:style-name="P12">use a recognisable profile photo</text:p>
        </text:list-item>
        <text:list-item>
          <text:p text:style-name="P12">add your role to the Job title section</text:p>
        </text:list-item>
      </text:list>
      <text:h text:style-name="P14" text:outline-level="2">Getting help</text:h>
      <text:p text:style-name="Text_20_body"><text:span text:style-name="T4">For help using Confluence, you can read</text:span><text:span text:style-name="T5"> their </text:span><text:a xlink:type="simple" xlink:href="https://confluence.atlassian.com/confcloud/get-started-777009909.html" text:style-name="Internet_20_link" text:visited-style-name="Visited_20_Internet_20_Link"><text:span text:style-name="T2">getting started guide</text:span></text:a></text:p>
      <text:p text:style-name="P1">Confluence offer support through a:</text:p>
      <text:list xml:id="list8424209087380044401" text:style-name="L8">
        <text:list-item>
          <text:p text:style-name="P7"><text:a xlink:type="simple" xlink:href="https://confluence.atlassian.com/cloud/get-help-and-support-744721659.html" text:style-name="Internet_20_link" text:visited-style-name="Visited_20_Internet_20_Link"><text:span text:style-name="T2">support page</text:span></text:a><text:span text:style-name="T5">  </text:span></text:p>
        </text:list-item>
        <text:list-item>
          <text:p text:style-name="P7"><text:a xlink:type="simple" xlink:href="http://status.atlassian.com/" text:style-name="Internet_20_link" text:visited-style-name="Visited_20_Internet_20_Link"><text:span text:style-name="T2">status page</text:span></text:a></text:p>
        </text:list-item>
      </text:list>
      <text:p text:style-name="P8"><text:span text:style-name="T3">You may also get help from your internal IT team if they have agreed to do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Woodcraft</meta:initial-creator>
    <meta:creation-date>2017-08-11T10:55:28.399652000</meta:creation-date>
    <dc:date>2017-08-11T10:57:23.119874000</dc:date>
    <dc:creator>Nick Woodcraft</dc:creator>
    <meta:editing-duration>PT1M56S</meta:editing-duration>
    <meta:editing-cycles>1</meta:editing-cycles>
    <meta:document-statistic meta:table-count="0" meta:image-count="0" meta:object-count="0" meta:page-count="2" meta:paragraph-count="41" meta:word-count="507" meta:character-count="3011" meta:non-whitespace-character-count="2562"/>
    <meta:generator>LibreOffice/5.2.5.1$MacOSX_X86_64 LibreOffice_project/0312e1a284a7d50ca85a365c316c7abbf20a4d22</meta:generator>
  </office:meta>
</office:document-meta>
</file>